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mbria" style:font-family-asian="Cambria" style:font-family-complex="Cambria" fo:background-color="transparent" style:use-window-font-color="true"/>
    </style:style>
    <style:style style:name="T2" style:family="text">
      <style:text-properties fo:font-size="14.00pt" fo:font-weight="bold" fo:font-family="Cambria" style:font-family-asian="Cambria" style:font-family-complex="Cambria" fo:background-color="transparent" style:use-window-font-color="true"/>
    </style:style>
    <style:style style:name="T3" style:family="text">
      <style:text-properties fo:font-size="14.00pt" fo:font-weight="bold" fo:font-family="Cambria" style:font-family-asian="Cambria" style:font-family-complex="Cambria" fo:background-color="transparent" style:use-window-font-color="true"/>
    </style:style>
    <style:style style:name="T4" style:family="text">
      <style:text-properties fo:font-size="14.00pt" fo:font-weight="bold" fo:font-family="Cambria" style:font-family-asian="Cambria" style:font-family-complex="Cambria" fo:background-color="transparent" style:use-window-font-color="true"/>
    </style:style>
    <style:style style:name="T5" style:family="text">
      <style:text-properties fo:font-size="14.00pt" fo:font-weight="bold" fo:font-family="Cambria" style:font-family-asian="Cambria" style:font-family-complex="Cambria" fo:background-color="transparent" style:use-window-font-color="true"/>
    </style:style>
    <style:style style:name="T6" style:family="text">
      <style:text-properties fo:font-size="14.00pt" fo:font-weight="bold" fo:font-family="Cambria" style:font-family-asian="Cambria" style:font-family-complex="Cambria" fo:background-color="transparent" style:use-window-font-color="true"/>
    </style:style>
    <style:style style:name="T7" style:family="text">
      <style:text-properties fo:font-size="14.00pt" fo:font-weight="bold" fo:font-family="Cambria" style:font-family-asian="Cambria" style:font-family-complex="Cambria" fo:background-color="transparent" style:use-window-font-color="true"/>
    </style:style>
    <style:style style:name="T8" style:family="text">
      <style:text-properties fo:font-size="10.00pt" fo:font-weight="bold" fo:font-family="Cambria" style:font-family-asian="Cambria" style:font-family-complex="Cambria" fo:background-color="transparent" style:use-window-font-color="true"/>
    </style:style>
    <style:style style:name="T9" style:family="text">
      <style:text-properties fo:font-size="12.00pt" fo:font-weight="bold" fo:font-family="Cambria" style:font-family-asian="Cambria" style:font-family-complex="Cambria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4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5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6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7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0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1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Cambria" style:font-family-asian="Cambria" style:font-family-complex="Cambria" fo:background-color="transparent" fo:color="#1f282b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6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7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30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31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32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33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0.00pt" fo:font-weight="bold" fo:font-family="Cambria" style:font-family-asian="Cambria" style:font-family-complex="Cambria" fo:background-color="transparent" style:use-window-font-color="true"/>
    </style:style>
    <style:style style:name="T36" style:family="text">
      <style:text-properties fo:font-size="8.00pt" fo:font-weight="bold" fo:font-family="Cambria" style:font-family-asian="Cambria" style:font-family-complex="Cambria" fo:background-color="transparent" style:use-window-font-color="true"/>
    </style:style>
    <style:style style:name="T37" style:family="text">
      <style:text-properties fo:font-size="18.00pt" fo:font-weight="normal" fo:font-family="Calibri" style:font-family-asian="Calibri" style:font-family-complex="Calibri" fo:background-color="transparent" fo:color="#161616"/>
    </style:style>
    <style:style style:name="T3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3.50pt" fo:font-weight="normal" fo:font-family="Calibri" style:font-family-asian="Calibri" style:font-family-complex="Calibri" fo:background-color="transparent" fo:color="#161616"/>
    </style:style>
    <style:style style:name="T40" style:family="text">
      <style:text-properties fo:font-size="13.50pt" fo:font-weight="normal" fo:font-family="Calibri" style:font-family-asian="Calibri" style:font-family-complex="Calibri" fo:background-color="transparent" fo:color="#161616"/>
    </style:style>
    <style:style style:name="T41" style:family="text">
      <style:text-properties fo:font-size="13.50pt" fo:font-weight="normal" fo:font-family="Calibri" style:font-family-asian="Calibri" style:font-family-complex="Calibri" fo:background-color="transparent" fo:color="#161616"/>
    </style:style>
    <style:style style:name="T42" style:family="text">
      <style:text-properties fo:font-size="13.50pt" fo:font-weight="normal" fo:font-family="Calibri" style:font-family-asian="Calibri" style:font-family-complex="Calibri" fo:background-color="transparent" fo:color="#161616"/>
    </style:style>
    <style:style style:name="T43" style:family="text">
      <style:text-properties fo:font-size="13.50pt" fo:font-weight="normal" fo:font-family="Calibri" style:font-family-asian="Calibri" style:font-family-complex="Calibri" fo:background-color="transparent" fo:color="#161616"/>
    </style:style>
    <style:style style:name="T44" style:family="text">
      <style:text-properties fo:font-size="13.50pt" fo:font-weight="normal" fo:font-family="Calibri" style:font-family-asian="Calibri" style:font-family-complex="Calibri" fo:background-color="transparent" fo:color="#161616"/>
    </style:style>
    <style:style style:name="T45" style:family="text">
      <style:text-properties fo:font-size="13.50pt" fo:font-weight="normal" fo:font-family="Calibri" style:font-family-asian="Calibri" style:font-family-complex="Calibri" fo:background-color="transparent" fo:color="#161616"/>
    </style:style>
    <style:style style:name="T46" style:family="text">
      <style:text-properties fo:font-size="13.5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5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49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50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51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52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53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54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55" style:family="text">
      <style:text-properties fo:font-size="10.50pt" fo:font-weight="normal" fo:font-family="Cambria" style:font-family-asian="Cambria" style:font-family-complex="Cambria" fo:background-color="transparent" fo:color="#0c5efa"/>
    </style:style>
    <style:style style:name="T56" style:family="text">
      <style:text-properties fo:font-size="12.00pt" fo:font-weight="normal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0c5efa"/>
    </style:style>
    <style:style style:name="T57" style:family="text">
      <style:text-properties fo:font-size="12.00pt" fo:font-weight="normal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0c5efa"/>
    </style:style>
    <style:style style:name="T58" style:family="text">
      <style:text-properties fo:font-size="12.00pt" fo:font-weight="normal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0c5efa"/>
    </style:style>
    <style:style style:name="T59" style:family="text">
      <style:text-properties fo:font-size="12.00pt" fo:font-weight="normal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0c5efa"/>
    </style:style>
    <style:style style:name="T60" style:family="text">
      <style:text-properties fo:font-size="12.00pt" fo:font-weight="normal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0c5efa"/>
    </style:style>
    <style:style style:name="T61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62" style:family="text">
      <style:text-properties fo:font-size="10.50pt" fo:font-weight="normal" fo:font-family="Cambria" style:font-family-asian="Cambria" style:font-family-complex="Cambria" fo:background-color="transparent" style:use-window-font-color="true"/>
    </style:style>
    <style:style style:name="T63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64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65" style:family="text">
      <style:text-properties fo:font-size="12.00pt" fo:font-weight="bold" fo:font-family="Cambria" style:font-family-asian="Cambria" style:font-family-complex="Cambria" fo:background-color="transparent" fo:color="#161616"/>
    </style:style>
    <style:style style:name="T66" style:family="text">
      <style:text-properties fo:font-size="12.00pt" fo:font-weight="bold" fo:font-family="Cambria" style:font-family-asian="Cambria" style:font-family-complex="Cambria" fo:background-color="transparent" fo:color="#161616"/>
    </style:style>
    <style:style style:name="T67" style:family="text">
      <style:text-properties fo:font-size="12.00pt" fo:font-weight="bold" fo:font-family="Cambria" style:font-family-asian="Cambria" style:font-family-complex="Cambria" fo:background-color="transparent" fo:color="#161616"/>
    </style:style>
    <style:style style:name="T68" style:family="text">
      <style:text-properties fo:font-size="12.00pt" fo:font-weight="bold" fo:font-family="Cambria" style:font-family-asian="Cambria" style:font-family-complex="Cambria" fo:background-color="transparent" fo:color="#161616"/>
    </style:style>
    <style:style style:name="T69" style:family="text">
      <style:text-properties fo:font-size="12.00pt" fo:font-weight="bold" fo:font-family="Cambria" style:font-family-asian="Cambria" style:font-family-complex="Cambria" fo:background-color="transparent" fo:color="#161616"/>
    </style:style>
    <style:style style:name="T70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71" style:family="text">
      <style:text-properties fo:font-size="10.50pt" fo:font-weight="normal" fo:font-family="Cambria" style:font-family-asian="Cambria" style:font-family-complex="Cambria" fo:background-color="transparent" style:use-window-font-color="true"/>
    </style:style>
    <style:style style:name="T72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75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76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77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78" style:family="text">
      <style:text-properties fo:font-size="12.00pt" fo:font-weight="bold" fo:font-family="Cambria" style:font-family-asian="Cambria" style:font-family-complex="Cambria" fo:background-color="transparent" fo:color="#161616"/>
    </style:style>
    <style:style style:name="T79" style:family="text">
      <style:text-properties fo:font-size="12.00pt" fo:font-weight="bold" fo:font-family="Cambria" style:font-family-asian="Cambria" style:font-family-complex="Cambria" fo:background-color="transparent" fo:color="#161616"/>
    </style:style>
    <style:style style:name="T80" style:family="text">
      <style:text-properties fo:font-size="12.00pt" fo:font-weight="bold" fo:font-family="Cambria" style:font-family-asian="Cambria" style:font-family-complex="Cambria" fo:background-color="transparent" fo:color="#161616"/>
    </style:style>
    <style:style style:name="T81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82" style:family="text">
      <style:text-properties fo:font-size="10.50pt" fo:font-weight="normal" fo:font-family="Cambria" style:font-family-asian="Cambria" style:font-family-complex="Cambria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85" style:family="text">
      <style:text-properties fo:font-size="4.00pt" fo:font-weight="normal" fo:font-family="Cambria" style:font-family-asian="Cambria" style:font-family-complex="Cambria" fo:background-color="transparent" style:use-window-font-color="true"/>
    </style:style>
    <style:style style:name="T86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87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88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89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90" style:family="text">
      <style:text-properties fo:font-size="12.00pt" fo:font-weight="bold" fo:font-family="Cambria" style:font-family-asian="Cambria" style:font-family-complex="Cambria" fo:background-color="transparent" fo:color="#161616"/>
    </style:style>
    <style:style style:name="T91" style:family="text">
      <style:text-properties fo:font-size="12.00pt" fo:font-weight="bold" fo:font-family="Cambria" style:font-family-asian="Cambria" style:font-family-complex="Cambria" fo:background-color="transparent" fo:color="#161616"/>
    </style:style>
    <style:style style:name="T92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93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94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95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96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97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98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99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00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01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02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03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04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05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06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07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08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09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10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11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12" style:family="text">
      <style:text-properties fo:font-size="12.00pt" fo:font-weight="bold" fo:font-family="Cambria" style:font-family-asian="Cambria" style:font-family-complex="Cambria" fo:background-color="transparent" fo:color="#161616"/>
    </style:style>
    <style:style style:name="T113" style:family="text">
      <style:text-properties fo:font-size="12.00pt" fo:font-weight="bold" fo:font-family="Cambria" style:font-family-asian="Cambria" style:font-family-complex="Cambria" fo:background-color="transparent" fo:color="#161616"/>
    </style:style>
    <style:style style:name="T114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15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16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17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18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19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20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21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22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23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24" style:family="text">
      <style:text-properties fo:font-size="12.00pt" fo:font-weight="bold" fo:font-family="Cambria" style:font-family-asian="Cambria" style:font-family-complex="Cambria" fo:background-color="transparent" fo:color="#161616"/>
    </style:style>
    <style:style style:name="T125" style:family="text">
      <style:text-properties fo:font-size="12.00pt" fo:font-weight="bold" fo:font-family="Cambria" style:font-family-asian="Cambria" style:font-family-complex="Cambria" fo:background-color="transparent" fo:color="#161616"/>
    </style:style>
    <style:style style:name="T126" style:family="text">
      <style:text-properties fo:font-size="12.00pt" fo:font-weight="bold" fo:font-family="Cambria" style:font-family-asian="Cambria" style:font-family-complex="Cambria" fo:background-color="transparent" fo:color="#161616"/>
    </style:style>
    <style:style style:name="T127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28" style:family="text">
      <style:text-properties fo:font-size="10.50pt" fo:font-weight="normal" fo:font-family="Cambria" style:font-family-asian="Cambria" style:font-family-complex="Cambria" fo:background-color="transparent" style:use-window-font-color="true"/>
    </style:style>
    <style:style style:name="T129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30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31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32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33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34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35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36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37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38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39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40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41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42" style:family="text">
      <style:text-properties fo:font-size="10.50pt" fo:font-weight="normal" fo:font-family="Cambria" style:font-family-asian="Cambria" style:font-family-complex="Cambria" fo:background-color="transparent" style:use-window-font-color="true"/>
    </style:style>
    <style:style style:name="T143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44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45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46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47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48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49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50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51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52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53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54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55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56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57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58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59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60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61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62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63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64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65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66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67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68" style:family="text">
      <style:text-properties fo:font-size="10.50pt" fo:font-weight="normal" fo:font-family="Cambria" style:font-family-asian="Cambria" style:font-family-complex="Cambria" fo:background-color="transparent" style:use-window-font-color="true"/>
    </style:style>
    <style:style style:name="T16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7.50pt" fo:font-weight="normal" fo:font-family="Cambria" style:font-family-asian="Cambria" style:font-family-complex="Cambria" fo:background-color="transparent" style:use-window-font-color="true"/>
    </style:style>
    <style:style style:name="T172" style:family="text">
      <style:text-properties fo:font-size="6.50pt" fo:font-weight="normal" fo:font-family="Cambria" style:font-family-asian="Cambria" style:font-family-complex="Cambria" fo:background-color="transparent" style:use-window-font-color="true"/>
    </style:style>
    <style:style style:name="T173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74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75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76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77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78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79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80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81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82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83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84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85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86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87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88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89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90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91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92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93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94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95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96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97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98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199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00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01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02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03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04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05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06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07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08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09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10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11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12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13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14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15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16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17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18" style:family="text">
      <style:text-properties fo:font-size="10.50pt" fo:font-weight="normal" fo:font-family="Cambria" style:font-family-asian="Cambria" style:font-family-complex="Cambria" fo:background-color="transparent" style:use-window-font-color="true"/>
    </style:style>
    <style:style style:name="T219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0.50pt" fo:font-weight="normal" fo:font-family="Cambria" style:font-family-asian="Cambria" style:font-family-complex="Cambria" fo:background-color="transparent" style:use-window-font-color="true"/>
    </style:style>
    <style:style style:name="T222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223" style:family="text">
      <style:text-properties fo:font-size="13.00pt" fo:font-weight="normal" fo:font-family="Cambria" style:font-family-asian="Cambria" style:font-family-complex="Cambria" fo:background-color="transparent" style:use-window-font-color="true"/>
    </style:style>
    <style:style style:name="T224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25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26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27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28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29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30" style:family="text">
      <style:text-properties fo:font-size="12.00pt" fo:font-weight="bold" fo:font-family="Cambria" style:font-family-asian="Cambria" style:font-family-complex="Cambria" fo:background-color="transparent" fo:color="#161616"/>
    </style:style>
    <style:style style:name="T231" style:family="text">
      <style:text-properties fo:font-size="12.00pt" fo:font-weight="bold" fo:font-family="Cambria" style:font-family-asian="Cambria" style:font-family-complex="Cambria" fo:background-color="transparent" fo:color="#161616"/>
    </style:style>
    <style:style style:name="T232" style:family="text">
      <style:text-properties fo:font-size="12.00pt" fo:font-weight="bold" fo:font-family="Cambria" style:font-family-asian="Cambria" style:font-family-complex="Cambria" fo:background-color="transparent" fo:color="#161616"/>
    </style:style>
    <style:style style:name="T233" style:family="text">
      <style:text-properties fo:font-size="12.00pt" fo:font-weight="bold" fo:font-family="Cambria" style:font-family-asian="Cambria" style:font-family-complex="Cambria" fo:background-color="transparent" fo:color="#161616"/>
    </style:style>
    <style:style style:name="T234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35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36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37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38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39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40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41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42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43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44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45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46" style:family="text">
      <style:text-properties fo:font-size="10.50pt" fo:font-weight="normal" fo:font-family="Cambria" style:font-family-asian="Cambria" style:font-family-complex="Cambria" fo:background-color="transparent" fo:color="#161616"/>
    </style:style>
    <style:style style:name="T247" style:family="text">
      <style:text-properties fo:font-size="10.50pt" fo:font-weight="normal" fo:font-family="Cambria" style:font-family-asian="Cambria" style:font-family-complex="Cambria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8.50pt" fo:font-weight="normal" fo:font-family="Cambria" style:font-family-asian="Cambria" style:font-family-complex="Cambria" fo:background-color="transparent" style:use-window-font-color="true"/>
    </style:style>
    <style:style style:name="P1" style:family="paragraph">
      <style:paragraph-properties fo:line-height="100.00%" fo:text-align="center" fo:margin-left="145.15pt" fo:text-indent="0.00pt" fo:margin-right="151.45pt" fo:margin-top="4.15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top="0.10pt" fo:margin-bottom="0.05pt"/>
    </style:style>
    <style:style style:name="P4" style:family="paragraph">
      <style:paragraph-properties fo:line-height="100.00%" fo:text-align="left" fo:margin-left="21.80pt" fo:text-indent="0.00pt">
        <style:tab-stops>
          <style:tab-stop style:position="196.00pt"/>
          <style:tab-stop style:position="52612.60pt" style:leader-style="dotted"/>
        </style:tab-stops>
      </style:paragraph-properties>
    </style:style>
    <style:style style:name="P5" style:family="paragraph">
      <style:paragraph-properties fo:line-height="100.00%" fo:text-align="left" fo:margin-left="8.40pt" fo:text-indent="0.00pt"/>
    </style:style>
    <style:style style:name="P6" style:family="paragraph">
      <style:paragraph-properties fo:line-height="100.00%" fo:text-align="left" fo:margin-left="2.35pt" fo:text-indent="0.00pt"/>
    </style:style>
    <style:style style:name="P7" style:family="paragraph">
      <style:paragraph-properties fo:line-height="100.00%" fo:text-align="left" fo:margin-left="21.80pt" fo:text-indent="0.00pt">
        <style:tab-stops>
          <style:tab-stop style:position="196.00pt"/>
          <style:tab-stop style:position="52612.60pt" style:leader-style="dotted"/>
        </style:tab-stops>
      </style:paragraph-properties>
    </style:style>
    <style:style style:name="P8" style:family="paragraph">
      <style:paragraph-properties fo:line-height="100.00%" fo:text-align="left" fo:margin-left="21.80pt" fo:text-indent="0.00pt">
        <style:tab-stops>
          <style:tab-stop style:position="196.00pt"/>
          <style:tab-stop style:position="52612.60pt" style:leader-style="dotted"/>
        </style:tab-stops>
      </style:paragraph-properties>
    </style:style>
    <style:style style:name="P9" style:family="paragraph">
      <style:paragraph-properties fo:line-height="100.00%" fo:text-align="left" fo:margin-left="8.40pt" fo:text-indent="0.00pt"/>
    </style:style>
    <style:style style:name="P10" style:family="paragraph">
      <style:paragraph-properties fo:line-height="100.00%" fo:text-align="left" fo:margin-left="2.35pt" fo:text-indent="0.00pt"/>
    </style:style>
    <style:style style:name="P11" style:family="paragraph">
      <style:paragraph-properties fo:line-height="100.00%" fo:text-align="left" fo:margin-left="21.80pt" fo:text-indent="0.00pt">
        <style:tab-stops>
          <style:tab-stop style:position="196.00pt"/>
          <style:tab-stop style:position="52612.60pt" style:leader-style="dotted"/>
        </style:tab-stops>
      </style:paragraph-properties>
    </style:style>
    <style:style style:name="P12" style:family="paragraph">
      <style:paragraph-properties fo:line-height="100.00%" fo:text-align="left" fo:margin-left="8.40pt" fo:text-indent="0.00pt" fo:margin-top="0.10pt"/>
    </style:style>
    <style:style style:name="P13" style:family="paragraph">
      <style:paragraph-properties fo:line-height="100.00%" fo:text-align="left" fo:margin-left="2.35pt" fo:text-indent="0.00pt" fo:margin-top="0.10pt"/>
    </style:style>
    <style:style style:name="P14" style:family="paragraph">
      <style:paragraph-properties fo:line-height="100.00%" fo:text-align="left" fo:margin-left="21.80pt" fo:text-indent="0.00pt">
        <style:tab-stops>
          <style:tab-stop style:position="196.00pt"/>
          <style:tab-stop style:position="52612.60pt" style:leader-style="dotted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10.00pt" fo:text-indent="0.00pt" fo:margin-top="1.35pt"/>
    </style:style>
    <style:style style:name="P17" style:family="paragraph">
      <style:paragraph-properties fo:line-height="100.00%" fo:text-align="left" fo:margin-left="10.00pt" fo:text-indent="0.00pt" fo:margin-top="14.00pt"/>
    </style:style>
    <style:style style:name="P18" style:family="paragraph">
      <style:paragraph-properties fo:line-height="100.00%" fo:text-align="left"/>
    </style:style>
    <text:list-style style:name="L19">
      <text:list-level-style-bullet text:level="1" text:bullet-char="•">
        <style:list-level-properties text:space-before="28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left" fo:margin-left="0.05pt" fo:text-indent="-0.05pt">
        <style:tab-stops>
          <style:tab-stop style:position="-0.05pt"/>
          <style:tab-stop style:position="0.00pt"/>
        </style:tab-stops>
      </style:paragraph-properties>
    </style:style>
    <style:style style:name="P20" style:family="paragraph">
      <style:paragraph-properties fo:line-height="100.00%" fo:text-align="left" fo:margin-left="0.05pt" fo:text-indent="-0.05pt" fo:margin-top="0.10pt">
        <style:tab-stops>
          <style:tab-stop style:position="-0.05pt"/>
          <style:tab-stop style:position="0.00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top="0.45pt"/>
    </style:style>
    <style:style style:name="P23" style:family="paragraph">
      <style:paragraph-properties fo:line-height="100.00%" fo:text-align="left"/>
    </style:style>
    <text:list-style style:name="L24">
      <text:list-level-style-bullet text:level="1" text:bullet-char="•">
        <style:list-level-properties text:space-before="28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left="0.05pt" fo:text-indent="-0.05pt" fo:margin-top="11.35pt">
        <style:tab-stops>
          <style:tab-stop style:position="-0.05pt"/>
          <style:tab-stop style:position="0.00p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5.00pt" fo:text-indent="0.00pt"/>
    </style:style>
    <style:style style:name="P27" style:family="paragraph">
      <style:paragraph-properties fo:line-height="100.00%" fo:text-align="left" fo:margin-top="0.10pt"/>
    </style:style>
    <text:list-style style:name="L28">
      <text:list-level-style-bullet text:level="1" text:bullet-char="•">
        <style:list-level-properties text:space-before="28.00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left" fo:margin-left="0.05pt" fo:text-indent="-0.05pt" fo:margin-right="33.75pt" fo:margin-top="5.00pt">
        <style:tab-stops>
          <style:tab-stop style:position="-0.05pt"/>
          <style:tab-stop style:position="0.00pt"/>
        </style:tab-stops>
      </style:paragraph-properties>
    </style:style>
    <style:style style:name="P29" style:family="paragraph">
      <style:paragraph-properties fo:line-height="100.00%" fo:text-align="left" fo:margin-left="0.05pt" fo:text-indent="-0.05pt" fo:margin-top="3.95pt">
        <style:tab-stops>
          <style:tab-stop style:position="-0.05pt"/>
          <style:tab-stop style:position="0.00pt"/>
        </style:tab-stops>
      </style:paragraph-properties>
    </style:style>
    <style:style style:name="P30" style:family="paragraph">
      <style:paragraph-properties fo:line-height="100.00%" fo:text-align="left" fo:margin-left="0.05pt" fo:text-indent="-0.05pt" fo:margin-top="0.10pt">
        <style:tab-stops>
          <style:tab-stop style:position="-0.05pt"/>
          <style:tab-stop style:position="0.00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top="0.30pt"/>
    </style:style>
    <text:list-style style:name="L33">
      <text:list-level-style-bullet text:level="1" text:bullet-char="•">
        <style:list-level-properties text:space-before="28.00pt" text:min-label-width="18.00pt"/>
        <style:text-properties fo:font-family="Symbol"/>
      </text:list-level-style-bullet>
    </text:list-style>
    <style:style style:name="P33" style:family="paragraph">
      <style:paragraph-properties fo:line-height="100.00%" fo:text-align="left" fo:margin-left="0.05pt" fo:text-indent="-0.05pt" fo:margin-right="37.85pt" fo:margin-top="5.05pt">
        <style:tab-stops>
          <style:tab-stop style:position="-0.05pt"/>
          <style:tab-stop style:position="0.00p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top="0.25pt"/>
    </style:style>
    <text:list-style style:name="L36">
      <text:list-level-style-bullet text:level="1" text:bullet-char="•">
        <style:list-level-properties text:space-before="28.00pt" text:min-label-width="18.00pt"/>
        <style:text-properties fo:font-family="Symbol"/>
      </text:list-level-style-bullet>
    </text:list-style>
    <style:style style:name="P36" style:family="paragraph">
      <style:paragraph-properties fo:line-height="100.00%" fo:text-align="left" fo:margin-left="0.05pt" fo:text-indent="-0.05pt">
        <style:tab-stops>
          <style:tab-stop style:position="-0.05pt"/>
          <style:tab-stop style:position="0.00pt"/>
        </style:tab-stops>
      </style:paragraph-properties>
    </style:style>
    <style:style style:name="P37" style:family="paragraph">
      <style:paragraph-properties fo:line-height="100.00%" fo:text-align="left" fo:margin-top="0.40pt"/>
    </style:style>
    <style:style style:name="P38" style:family="paragraph">
      <style:paragraph-properties fo:line-height="100.00%" fo:text-align="left"/>
    </style:style>
    <style:style style:name="TableColumn0100" style:family="table-column">
      <style:table-column-properties style:column-width="3.025000in"/>
    </style:style>
    <style:style style:name="TableColumn0101" style:family="table-column">
      <style:table-column-properties style:column-width="3.254861in"/>
    </style:style>
    <style:style style:name="Table01" style:family="table">
      <style:table-properties style:width="6.279861in" fo:margin-left="0.000000in" style:writing-mode="lr" table:align="left" style:may-break-between-rows="true"/>
    </style:style>
    <style:style style:name="TableRow0100" style:family="table-row">
      <style:table-row-properties style:min-row-height="0.363194in"/>
    </style:style>
    <style:style style:name="TableCell0100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100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101" style:family="table-row">
      <style:table-row-properties style:min-row-height="0.362500in"/>
    </style:style>
    <style:style style:name="TableCell0101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101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102" style:family="table-row">
      <style:table-row-properties style:min-row-height="0.362500in"/>
    </style:style>
    <style:style style:name="TableCell0102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102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</office:automatic-styles>
  <office:body>
    <office:text>
      <text:p text:style-name="P1"><text:span text:style-name="T1">Deploy</text:span><text:span text:style-name="T2"><text:s/></text:span><text:span text:style-name="T3">in</text:span><text:span text:style-name="T4"><text:s/></text:span><text:span text:style-name="T5">Kubernetes</text:span><text:span text:style-name="T6"><text:s/></text:span><text:span text:style-name="T7">Cluster</text:span></text:p>
      <text:p text:style-name="P2"><text:span text:style-name="T8"/></text:p>
      <text:p text:style-name="P3"><text:span text:style-name="T9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5"><text:span text:style-name="T11">Date</text:span><text:span text:style-name="T12"/></text:p>
          </table:table-cell>
          <table:table-cell table:style-name="TableCell010001">
            <text:p text:style-name="P6"><text:span text:style-name="T13">12</text:span><text:span text:style-name="T14"><text:s/></text:span><text:span text:style-name="T15">November</text:span><text:span text:style-name="T16"><text:s/></text:span><text:span text:style-name="T17">2022</text:span><text:span text:style-name="T18"/></text:p>
          </table:table-cell>
        </table:table-row>
        <table:table-row table:style-name="TableRow0101">
          <table:table-cell table:style-name="TableCell010100">
            <text:p text:style-name="P9"><text:span text:style-name="T19">Team</text:span><text:span text:style-name="T20"><text:s/></text:span><text:span text:style-name="T21">ID</text:span><text:span text:style-name="T22"/></text:p>
          </table:table-cell>
          <table:table-cell table:style-name="TableCell010101">
            <text:p text:style-name="P10"><text:span text:style-name="T23">PNT2022TMID10587</text:span><text:span text:style-name="T24"/></text:p>
          </table:table-cell>
        </table:table-row>
        <table:table-row table:style-name="TableRow0102">
          <table:table-cell table:style-name="TableCell010200">
            <text:p text:style-name="P12"><text:span text:style-name="T25">Project</text:span><text:span text:style-name="T26"><text:s/></text:span><text:span text:style-name="T27">Name</text:span><text:span text:style-name="T28"/></text:p>
          </table:table-cell>
          <table:table-cell table:style-name="TableCell010201">
            <text:p text:style-name="P13"><text:span text:style-name="T29">Skills/Job</text:span><text:span text:style-name="T30"><text:s/></text:span><text:span text:style-name="T31">Recommender</text:span><text:span text:style-name="T32"><text:s/></text:span><text:span text:style-name="T33">Application</text:span><text:span text:style-name="T34"/></text:p>
          </table:table-cell>
        </table:table-row>
      </table:table>
      <text:p text:style-name="P15"><text:span text:style-name="T35"/></text:p>
      <text:p text:style-name="P15"><text:span text:style-name="T36"/></text:p>
      <text:p text:style-name="P16"><text:span text:style-name="T37">Steps</text:span><text:span text:style-name="T38"/></text:p>
      <text:p text:style-name="P17"><text:span text:style-name="T39">Create</text:span><text:span text:style-name="T40"><text:s/></text:span><text:span text:style-name="T41">a</text:span><text:span text:style-name="T42"><text:s/></text:span><text:span text:style-name="T43">Kubernetes</text:span><text:span text:style-name="T44"><text:s/></text:span><text:span text:style-name="T45">cluster</text:span><text:span text:style-name="T46"/></text:p>
      <text:p text:style-name="P18"><text:span text:style-name="T47"/></text:p>
      <text:list text:style-name="L19">
        <text:list-item>
          <text:p text:style-name="P19"><text:span text:style-name="T48">Sign</text:span><text:span text:style-name="T49"><text:s/></text:span><text:span text:style-name="T50">in</text:span><text:span text:style-name="T51"><text:s/></text:span><text:span text:style-name="T52">to</text:span><text:span text:style-name="T53"><text:s/></text:span><text:span text:style-name="T54">your</text:span><text:span text:style-name="T55"><text:s/></text:span><text:span text:style-name="T56">IBM</text:span><text:span text:style-name="T57"><text:s/></text:span><text:span text:style-name="T58">Cloud</text:span><text:span text:style-name="T59"><text:s/></text:span><text:span text:style-name="T60">Dashboard</text:span><text:span text:style-name="T61">.</text:span><text:span text:style-name="T62"/></text:p>
        </text:list-item>
        <text:list-item>
          <text:p text:style-name="P20"><text:span text:style-name="T63">Open</text:span><text:span text:style-name="T64"><text:s/></text:span><text:span text:style-name="T65">IBM</text:span><text:span text:style-name="T66"><text:s/></text:span><text:span text:style-name="T67">Kubernetes</text:span><text:span text:style-name="T68"><text:s/></text:span><text:span text:style-name="T69">Service</text:span><text:span text:style-name="T70">.</text:span><text:span text:style-name="T71"/></text:p>
        </text:list-item>
      </text:list>
      <text:p text:style-name="P21"><text:span text:style-name="T72"/></text:p>
      <text:p text:style-name="P21"><text:span text:style-name="T72"/></text:p>
      <text:p text:style-name="P22"><draw:frame text:anchor-type="as-char" svg:width="160.61mm" svg:height="90.34mm" style:rel-width="scale" style:rel-height="scale"><draw:object-ole xlink:href="OleObj1"/><draw:image xlink:href="ObjectReplacements/OleObj1"/></draw:frame><text:span text:style-name="T74"/></text:p>
      <text:p text:style-name="P23"><text:span text:style-name="T75"/></text:p>
      <text:list text:style-name="L24">
        <text:list-item>
          <text:p text:style-name="P24"><text:span text:style-name="T76">Click</text:span><text:span text:style-name="T77"><text:s/></text:span><text:span text:style-name="T78">Create</text:span><text:span text:style-name="T79"><text:s/></text:span><text:span text:style-name="T80">Cluster</text:span><text:span text:style-name="T81">.</text:span><text:span text:style-name="T82"/></text:p>
        </text:list-item>
      </text:list>
      <text:p text:style-name="P25"><text:span text:style-name="T82"/></text:p>
      <text:p text:style-name="P26"><draw:frame text:anchor-type="as-char" svg:width="160.66mm" svg:height="90.34mm" style:rel-width="scale" style:rel-height="scale"><draw:object-ole xlink:href="OleObj2"/><draw:image xlink:href="ObjectReplacements/OleObj2"/></draw:frame><text:span text:style-name="T84"/></text:p>
      <text:p text:style-name="P27"><text:span text:style-name="T85"/></text:p>
      <text:list text:style-name="L28">
        <text:list-item>
          <text:p text:style-name="P28"><text:span text:style-name="T86">Select</text:span><text:span text:style-name="T87"><text:s/></text:span><text:span text:style-name="T88">the</text:span><text:span text:style-name="T89"><text:s/></text:span><text:span text:style-name="T90">Region</text:span><text:span text:style-name="T91"><text:s/></text:span><text:span text:style-name="T92">where</text:span><text:span text:style-name="T93"><text:s/></text:span><text:span text:style-name="T94">you</text:span><text:span text:style-name="T95"><text:s/></text:span><text:span text:style-name="T96">want</text:span><text:span text:style-name="T97"><text:s/></text:span><text:span text:style-name="T98">to</text:span><text:span text:style-name="T99"><text:s/></text:span><text:span text:style-name="T100">deploy</text:span><text:span text:style-name="T101"><text:s/></text:span><text:span text:style-name="T102">the</text:span><text:span text:style-name="T103"><text:s/></text:span><text:span text:style-name="T104">cluster,</text:span><text:span text:style-name="T105"><text:s/></text:span><text:span text:style-name="T106">type</text:span><text:span text:style-name="T107"><text:s/></text:span><text:span text:style-name="T108">in</text:span><text:span text:style-name="T109"><text:s/></text:span><text:span text:style-name="T110">a</text:span><text:span text:style-name="T111"><text:s/></text:span><text:span text:style-name="T112">name</text:span><text:span text:style-name="T113"><text:s/></text:span><text:span text:style-name="T114">for</text:span><text:span text:style-name="T115"><text:s/></text:span><text:span text:style-name="T116">your</text:span><text:span text:style-name="T117"><text:s/></text:span><text:span text:style-name="T118">cluster,</text:span><text:span text:style-name="T119"><text:s/></text:span><text:span text:style-name="T120">then</text:span><text:span text:style-name="T121"><text:s/></text:span><text:span text:style-name="T122">click</text:span><text:span text:style-name="T123"><text:s/></text:span><text:span text:style-name="T124">Create</text:span><text:span text:style-name="T125"><text:s/></text:span><text:span text:style-name="T126">Cluster</text:span><text:span text:style-name="T127">.</text:span><text:span text:style-name="T128"/></text:p>
        </text:list-item>
        <text:list-item>
          <text:p text:style-name="P29"><text:span text:style-name="T129">Select</text:span><text:span text:style-name="T130"><text:s/></text:span><text:span text:style-name="T131">the appropriate</text:span><text:span text:style-name="T132"><text:s/></text:span><text:span text:style-name="T133">cluster</text:span><text:span text:style-name="T134"><text:s/></text:span><text:span text:style-name="T135">type</text:span><text:span text:style-name="T136"><text:s/></text:span><text:span text:style-name="T137">depending</text:span><text:span text:style-name="T138"><text:s/></text:span><text:span text:style-name="T139">on your</text:span><text:span text:style-name="T140"><text:s/></text:span><text:span text:style-name="T141">account.</text:span><text:span text:style-name="T142"/></text:p>
        </text:list-item>
        <text:list-item>
          <text:p text:style-name="P30"><text:span text:style-name="T143">It</text:span><text:span text:style-name="T144"><text:s/></text:span><text:span text:style-name="T145">takes</text:span><text:span text:style-name="T146"><text:s/></text:span><text:span text:style-name="T147">some</text:span><text:span text:style-name="T148"><text:s/></text:span><text:span text:style-name="T149">time</text:span><text:span text:style-name="T150"><text:s/></text:span><text:span text:style-name="T151">for</text:span><text:span text:style-name="T152"><text:s/></text:span><text:span text:style-name="T153">the</text:span><text:span text:style-name="T154"><text:s/></text:span><text:span text:style-name="T155">cluster</text:span><text:span text:style-name="T156"><text:s/></text:span><text:span text:style-name="T157">to</text:span><text:span text:style-name="T158"><text:s/></text:span><text:span text:style-name="T159">get</text:span><text:span text:style-name="T160"><text:s/></text:span><text:span text:style-name="T161">ready</text:span><text:span text:style-name="T162"><text:s/></text:span><text:span text:style-name="T163">(around</text:span><text:span text:style-name="T164"><text:s/></text:span><text:span text:style-name="T165">30</text:span><text:span text:style-name="T166"><text:s/></text:span><text:span text:style-name="T167">minutes).</text:span><text:span text:style-name="T168"/></text:p>
        </text:list-item>
      </text:list>
      <text:p text:style-name="P31"><text:span text:style-name="T169"/></text:p>
      <text:p text:style-name="P31"><text:span text:style-name="T169"/></text:p>
      <text:p text:style-name="P31"><draw:frame text:anchor-type="as-char" svg:width="134.17mm" svg:height="75.47mm" style:rel-width="scale" style:rel-height="scale"><draw:object-ole xlink:href="OleObj3"/><draw:image xlink:href="ObjectReplacements/OleObj3"/></draw:frame><text:span text:style-name="T171"/></text:p>
      <text:p text:style-name="P31"><text:span text:style-name="T171"/></text:p>
      <text:p text:style-name="P32"><text:span text:style-name="T172"/></text:p>
      <text:list text:style-name="L33">
        <text:list-item>
          <text:p text:style-name="P33"><text:span text:style-name="T173">Once</text:span><text:span text:style-name="T174"><text:s/></text:span><text:span text:style-name="T175">the</text:span><text:span text:style-name="T176"><text:s/></text:span><text:span text:style-name="T177">cluster</text:span><text:span text:style-name="T178"><text:s/></text:span><text:span text:style-name="T179">is</text:span><text:span text:style-name="T180"><text:s/></text:span><text:span text:style-name="T181">ready,</text:span><text:span text:style-name="T182"><text:s/></text:span><text:span text:style-name="T183">click</text:span><text:span text:style-name="T184"><text:s/></text:span><text:span text:style-name="T185">on</text:span><text:span text:style-name="T186"><text:s/></text:span><text:span text:style-name="T187">your</text:span><text:span text:style-name="T188"><text:s/></text:span><text:span text:style-name="T189">cluster's</text:span><text:span text:style-name="T190"><text:s/></text:span><text:span text:style-name="T191">name</text:span><text:span text:style-name="T192"><text:s/></text:span><text:span text:style-name="T193">and</text:span><text:span text:style-name="T194"><text:s/></text:span><text:span text:style-name="T195">you</text:span><text:span text:style-name="T196"><text:s/></text:span><text:span text:style-name="T197">will be</text:span><text:span text:style-name="T198"><text:s/></text:span><text:span text:style-name="T199">redirected</text:span><text:span text:style-name="T200"><text:s/></text:span><text:span text:style-name="T201">to</text:span><text:span text:style-name="T202"><text:s/></text:span><text:span text:style-name="T203">a</text:span><text:span text:style-name="T204"><text:s/></text:span><text:span text:style-name="T205">new</text:span><text:span text:style-name="T206"><text:s/></text:span><text:span text:style-name="T207">page</text:span><text:span text:style-name="T208"><text:s/></text:span><text:span text:style-name="T209">with</text:span><text:span text:style-name="T210"><text:s/></text:span><text:span text:style-name="T211">information</text:span><text:span text:style-name="T212"><text:s/></text:span><text:span text:style-name="T213">about your</text:span><text:span text:style-name="T214"><text:s/></text:span><text:span text:style-name="T215">cluster and</text:span><text:span text:style-name="T216"><text:s/></text:span><text:span text:style-name="T217">worker node.</text:span><text:span text:style-name="T218"/></text:p>
        </text:list-item>
      </text:list>
      <text:p text:style-name="P34"><text:span text:style-name="T219"/></text:p>
      <text:p text:style-name="P34"><text:span text:style-name="T219"/></text:p>
      <text:p text:style-name="P34"><text:span text:style-name="T219"/></text:p>
      <text:p text:style-name="P34"><draw:frame text:anchor-type="as-char" svg:width="160.66mm" svg:height="90.34mm" style:rel-width="scale" style:rel-height="scale"><draw:object-ole xlink:href="OleObj4"/><draw:image xlink:href="ObjectReplacements/OleObj4"/></draw:frame><text:span text:style-name="T221"/></text:p>
      <text:p text:style-name="P34"><text:span text:style-name="T222"/></text:p>
      <text:p text:style-name="P34"><text:span text:style-name="T222"/></text:p>
      <text:p text:style-name="P34"><text:span text:style-name="T222"/></text:p>
      <text:p text:style-name="P35"><text:span text:style-name="T223"/></text:p>
      <text:list text:style-name="L36">
        <text:list-item>
          <text:p text:style-name="P36"><text:span text:style-name="T224">Click</text:span><text:span text:style-name="T225"><text:s/></text:span><text:span text:style-name="T226">on</text:span><text:span text:style-name="T227"><text:s/></text:span><text:span text:style-name="T228">the</text:span><text:span text:style-name="T229"><text:s/></text:span><text:span text:style-name="T230">Worker</text:span><text:span text:style-name="T231"><text:s/></text:span><text:span text:style-name="T232">Nodes</text:span><text:span text:style-name="T233"><text:s/></text:span><text:span text:style-name="T234">tab</text:span><text:span text:style-name="T235"><text:s/></text:span><text:span text:style-name="T236">to</text:span><text:span text:style-name="T237"><text:s/></text:span><text:span text:style-name="T238">note</text:span><text:span text:style-name="T239"><text:s/></text:span><text:span text:style-name="T240">the</text:span><text:span text:style-name="T241"><text:s/></text:span><text:span text:style-name="T242">cluster's</text:span><text:span text:style-name="T243"><text:s/></text:span><text:span text:style-name="T244">Public</text:span><text:span text:style-name="T245"><text:s/></text:span><text:span text:style-name="T246">IP.</text:span><text:span text:style-name="T247"/></text:p>
        </text:list-item>
      </text:list>
      <text:p text:style-name="P37"><draw:frame text:anchor-type="as-char" svg:width="160.67mm" svg:height="90.34mm" style:rel-width="scale" style:rel-height="scale"><draw:object-ole xlink:href="OleObj5"/><draw:image xlink:href="ObjectReplacements/OleObj5"/></draw:frame><text:span text:style-name="T249"/></text:p>
      <text:p text:style-name="P38"><text:span text:style-name="T249"/></text:p>
      <text:p text:style-name="P38"><text:span text:style-name="T249"/></text:p>
      <text:p text:style-name="P38"><text:span text:style-name="T249"/></text:p>
      <text:p text:style-name="P38"><text:span text:style-name="T24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